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db1b" officeooo:paragraph-rsid="0009db1b"/>
    </style:style>
    <style:style style:name="P2" style:family="paragraph" style:parent-style-name="Standard">
      <style:text-properties officeooo:rsid="000dd161" officeooo:paragraph-rsid="000dd161"/>
    </style:style>
    <style:style style:name="P3" style:family="paragraph" style:parent-style-name="Standard">
      <style:text-properties officeooo:rsid="000dd161" officeooo:paragraph-rsid="000f90a1"/>
    </style:style>
    <style:style style:name="P4" style:family="paragraph" style:parent-style-name="Standard">
      <style:text-properties officeooo:rsid="000f90a1" officeooo:paragraph-rsid="000f90a1"/>
    </style:style>
    <style:style style:name="P5" style:family="paragraph" style:parent-style-name="Standard">
      <style:text-properties style:font-name="Liberation Serif" officeooo:rsid="000f90a1" officeooo:paragraph-rsid="000f90a1"/>
    </style:style>
    <style:style style:name="P6" style:family="paragraph" style:parent-style-name="Standard">
      <style:text-properties officeooo:rsid="001065c6" officeooo:paragraph-rsid="001065c6"/>
    </style:style>
    <style:style style:name="P7" style:family="paragraph" style:parent-style-name="Standard">
      <style:text-properties officeooo:rsid="001065c6" officeooo:paragraph-rsid="000b0912"/>
    </style:style>
    <style:style style:name="P8" style:family="paragraph" style:parent-style-name="Standard">
      <style:text-properties officeooo:rsid="0011f369" officeooo:paragraph-rsid="0011f369"/>
    </style:style>
    <style:style style:name="P9" style:family="paragraph" style:parent-style-name="Standard">
      <style:text-properties officeooo:rsid="00120682" officeooo:paragraph-rsid="00120682"/>
    </style:style>
    <style:style style:name="P10" style:family="paragraph" style:parent-style-name="Standard">
      <style:text-properties style:font-name="Andale Mono" officeooo:rsid="00120682" officeooo:paragraph-rsid="00120682"/>
    </style:style>
    <style:style style:name="T1" style:family="text">
      <style:text-properties officeooo:rsid="000f90a1"/>
    </style:style>
    <style:style style:name="T2" style:family="text">
      <style:text-properties style:font-name="Andale Mono"/>
    </style:style>
    <style:style style:name="T3" style:family="text">
      <style:text-properties style:font-name="Andale Mono" officeooo:rsid="000f90a1"/>
    </style:style>
    <style:style style:name="T4" style:family="text">
      <style:text-properties officeooo:rsid="001065c6"/>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32af7" style:font-style-asian="normal" style:font-style-complex="normal"/>
    </style:style>
    <style:style style:name="T8" style:family="text">
      <style:text-properties style:font-name="Liberation Serif" officeooo:rsid="001065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Specification:</text:p>
      <text:p text:style-name="P1"/>
      <text:p text:style-name="P1">This document (at the moment) is just an english write up of how python could be used (without implementation details) to create levels.</text:p>
      <text:p text:style-name="P1"/>
      <text:p text:style-name="P8">The ideal is to move as much C++ code to Python as possible, so that the code is more flexible and more things can be modified with having to constantly recompile everything. The only downsides are that it might not be possible and also that python won't run fast enough on the raspberry pi's for the purposes we require.</text:p>
      <text:p text:style-name="P8"/>
      <text:p text:style-name="P9">In theory, each level will have three at least scripts associated with them.</text:p>
      <text:p text:style-name="P9"><text:tab/>start_level.py</text:p>
      <text:p text:style-name="P9"><text:tab/>before_frame_update.py</text:p>
      <text:p text:style-name="P9"><text:tab/>end_level.py</text:p>
      <text:p text:style-name="P9">start_level.py will run when the level is first started up, before_frame_update.py will be run before anything is drawn to the screen every frame and end_level.py will run when the level is exited.</text:p>
      <text:p text:style-name="P9"/>
      <text:p text:style-name="P9">This also means that all the api functionality for level creation will have to be non-blocking. A consequence of this is that the player-facing api should be entirely implementable in python. And if and API is provided for things like user-input, even character and animation control should be implementable in python.</text:p>
      <text:p text:style-name="P9"/>
      <text:p text:style-name="P9">An example of how this would work in pseudo code:</text:p>
      <text:p text:style-name="P10">#runs every frame</text:p>
      <text:p text:style-name="P10">if(!moving):</text:p>
      <text:p text:style-name="P10"><text:tab/>if(up_is_pressed()):</text:p>
      <text:p text:style-name="P10"><text:tab/><text:tab/>moving = True</text:p>
      <text:p text:style-name="P10"><text:tab/><text:tab/>facing = “north”</text:p>
      <text:p text:style-name="P10"><text:tab/>elif... #rest goes here</text:p>
      <text:p text:style-name="P10"/>
      <text:p text:style-name="P10">elif(moving):</text:p>
      <text:p text:style-name="P10"><text:tab/>travel_in_direction_by_one_pixel(north)</text:p>
      <text:p text:style-name="P10"><text:tab/>sprite = next_frame()</text:p>
      <text:p text:style-name="P10"><text:tab/>if(has_reached_destination()):</text:p>
      <text:p text:style-name="P9"><text:span text:style-name="T2"><text:tab/><text:tab/>moving = false</text:span></text:p>
      <text:p text:style-name="P9"><text:span text:style-name="T2"><text:tab/><text:tab/>sprite = standing_still_sprite()</text:span></text:p>
      <text:p text:style-name="P1"/>
      <text:p text:style-name="P9">It should be stressed that the above code is an example of how user-input <text:span text:style-name="T5">could</text:span><text:span text:style-name="T6"> be handled in python, not how it </text:span><text:span text:style-name="T5">should</text:span><text:span text:style-name="T6"> be handled. </text:span><text:span text:style-name="T7">All object instances in levels will be available to the main python loop with the instance names determined by the names given to them in Tile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At the moment in the game, a python-script is associated with each entity. (eg. There is a crocodile in a level, the engine can then run a python script and the api presented provides interactions with the instance of that entity).</text:p>
      <text:p text:style-name="P1"/>
      <text:p text:style-name="P1"/>
      <text:p text:style-name="P1"/>
      <text:p text:style-name="P1">To use python scripts to create levels. We would ideally have two kinds of API. A 'level-creation' API which provides lots of rich features and essentially gives us god control over each level. And a 'player' <text:span text:style-name="T4">API</text:span> with similar functionality to what we have now <text:span text:style-name="T4">(however, the second will be implemented in Python using the first!)</text:span></text:p>
      <text:p text:style-name="P1"/>
      <text:p text:style-name="P1"/>
      <text:p text:style-name="P1"/>
      <text:p text:style-name="P6">Possible Issues:</text:p>
      <text:p text:style-name="P7"/>
      <text:p text:style-name="P3">Essentially, the two API will have to work in slightly different ways. <text:span text:style-name="T1">For example, with the current API when you call a function like </text:span><text:span text:style-name="T3">move_east()</text:span><text:span text:style-name="T1">, the process will wait for the function to terminate (wait for the character to stop moving) before continuing. However, in a level script, this is non-ideal as you might want an event where 4 characters move right simultaneously, but calling,</text:span></text:p>
      <text:p text:style-name="P3"><text:span text:style-name="T3">char1.move_east()</text:span></text:p>
      <text:p text:style-name="P4"><text:span text:style-name="T2">char2.move_east()</text:span></text:p>
      <text:p text:style-name="P4"><text:span text:style-name="T2">char3.move_east()</text:span></text:p>
      <text:p text:style-name="P4"><text:span text:style-name="T2">char4.move_east()</text:span></text:p>
      <text:p text:style-name="P5">would move each one after the other. So a non-blocking level-creation api would be idea<text:span text:style-name="T4">l. Having thought about it I think this problem can be solved, but it does mean the two api will have to be very distinct and operate in different ways.</text:span></text:p>
      <text:p text:style-name="P2"/>
      <text:p text:style-name="P6">Possible solution:</text:p>
      <text:p text:style-name="P6">Only have one API interface between C++ and Python. And that is between the level (and object) scripts and the engine. The player-facing API itself can then be written in the level code in python and blocking functionality can be added manually, while allowing the level and player code to inte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9T16:12:44.891475243</meta:creation-date>
    <dc:date>2015-07-09T17:22:41.090732424</dc:date>
    <meta:editing-duration>PT54M41S</meta:editing-duration>
    <meta:editing-cycles>10</meta:editing-cycles>
    <meta:generator>LibreOffice/4.2.8.2$Linux_X86_64 LibreOffice_project/420m0$Build-2</meta:generator>
    <meta:document-statistic meta:table-count="0" meta:image-count="0" meta:object-count="0" meta:page-count="2" meta:paragraph-count="34" meta:word-count="536" meta:character-count="3297" meta:non-whitespace-character-count="2779"/>
  </office:meta>
</office:document-meta>
</file>